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76pt"/>
    </style:style>
    <style:style style:name="co3" style:family="table-column">
      <style:table-column-properties fo:break-before="auto" style:column-width="19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fo:color="#080808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/>
    </style:style>
    <style:style style:name="T2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1750eb"/>
    </style:style>
    <style:style style:name="T3" style:family="text">
      <style:text-properties style:font-style-complex="normal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name="JetBrains Mono" fo:color="#08080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1" table:number-columns-repeated="5" table:default-cell-style-name="Default"/>
        <table:table-row table:style-name="ro1" table:number-rows-repeated="7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Color[RGB]</text:p>
          </table:table-cell>
          <table:table-cell table:style-name="ce1" office:value-type="string" calcext:value-type="string">
            <text:p>Color to Visualize[RGB]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[0,0,0]</text:p>
          </table:table-cell>
          <table:table-cell table:style-name="ce2"/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'skin'</text:p>
          </table:table-cell>
          <table:table-cell office:value-type="string" calcext:value-type="string">
            <text:p>[1,1,1]</text:p>
          </table:table-cell>
          <table:table-cell office:value-type="string" calcext:value-type="string">
            <text:p><text:span text:style-name="T1">[</text:span><text:span text:style-name="T2">0</text:span><text:span text:style-name="T3">, </text:span><text:span text:style-name="T2">85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'r_eyebrow’</text:p>
          </table:table-cell>
          <table:table-cell office:value-type="string" calcext:value-type="string">
            <text:p>[2,2,2]</text:p>
          </table:table-cell>
          <table:table-cell office:value-type="string" calcext:value-type="string">
            <text:p><text:span text:style-name="T1">[</text:span><text:span text:style-name="T2">0</text:span><text:span text:style-name="T3">, </text:span><text:span text:style-name="T2">170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'l_eyebrow’</text:p>
          </table:table-cell>
          <table:table-cell office:value-type="string" calcext:value-type="string">
            <text:p>[3,3,3]</text:p>
          </table:table-cell>
          <table:table-cell office:value-type="string" calcext:value-type="string">
            <text:p><text:span text:style-name="T1">[</text:span><text:span text:style-name="T2">85</text:span><text:span text:style-name="T3">, </text:span><text:span text:style-name="T2">0</text:span><text:span text:style-name="T3">, </text:span><text:span text:style-name="T2">255</text:span><text:span text:style-name="T3">]</text:span>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'r_eye'</text:p>
          </table:table-cell>
          <table:table-cell table:style-name="ce2" office:value-type="string" calcext:value-type="string">
            <text:p>[4,4,4]</text:p>
          </table:table-cell>
          <table:table-cell office:value-type="string" calcext:value-type="string">
            <text:p><text:span text:style-name="T1">[</text:span><text:span text:style-name="T2">170</text:span><text:span text:style-name="T3">, </text:span><text:span text:style-name="T2">0</text:span><text:span text:style-name="T3">, </text:span><text:span text:style-name="T2">255</text:span><text:span text:style-name="T3">]</text:span>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'l_eye'</text:p>
          </table:table-cell>
          <table:table-cell office:value-type="string" calcext:value-type="string">
            <text:p>[5,5,5]</text:p>
          </table:table-cell>
          <table:table-cell office:value-type="string" calcext:value-type="string">
            <text:p><text:span text:style-name="T1">[</text:span><text:span text:style-name="T2">0</text:span><text:span text:style-name="T3">, </text:span><text:span text:style-name="T2">255</text:span><text:span text:style-name="T3">, </text:span><text:span text:style-name="T2">0</text:span><text:span text:style-name="T3">]</text:span></text:p>
          </table:table-cell>
          <table:table-cell table:number-columns-repeated="2"/>
          <table:table-cell table:style-name="ce5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3"/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'r_ear'</text:p>
          </table:table-cell>
          <table:table-cell office:value-type="string" calcext:value-type="string">
            <text:p>[7,7,7]</text:p>
          </table:table-cell>
          <table:table-cell office:value-type="string" calcext:value-type="string">
            <text:p><text:span text:style-name="T1">[</text:span><text:span text:style-name="T2">0</text:span><text:span text:style-name="T3">, </text:span><text:span text:style-name="T2">255</text:span><text:span text:style-name="T3">, </text:span><text:span text:style-name="T2">170</text:span><text:span text:style-name="T3">]</text:span></text:p>
          </table:table-cell>
          <table:table-cell table:number-columns-repeated="2"/>
          <table:table-cell table:style-name="ce5" table:number-columns-repeated="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'l_ear'</text:p>
          </table:table-cell>
          <table:table-cell office:value-type="string" calcext:value-type="string">
            <text:p>[8,8,8]</text:p>
          </table:table-cell>
          <table:table-cell office:value-type="string" calcext:value-type="string">
            <text:p><text:span text:style-name="T1">[</text:span><text:span text:style-name="T2">85</text:span><text:span text:style-name="T3">, </text:span><text:span text:style-name="T2">255</text:span><text:span text:style-name="T3">, </text:span><text:span text:style-name="T2">0</text:span><text:span text:style-name="T3">]</text:span></text:p>
          </table:table-cell>
          <table:table-cell table:number-columns-repeated="2"/>
          <table:table-cell table:style-name="ce5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number-columns-repeated="3"/>
          <table:table-cell table:number-columns-repeated="2"/>
          <table:table-cell table:style-name="ce5"/>
          <table:table-cell table:style-name="ce6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'nose'</text:p>
          </table:table-cell>
          <table:table-cell office:value-type="string" calcext:value-type="string">
            <text:p>[10,10,10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0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'mouth'</text:p>
          </table:table-cell>
          <table:table-cell office:value-type="string" calcext:value-type="string">
            <text:p>[11,11,11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8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'u_lip'</text:p>
          </table:table-cell>
          <table:table-cell office:value-type="string" calcext:value-type="string">
            <text:p>[12,12,12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170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<text:s/>'l_lip'</text:p>
          </table:table-cell>
          <table:table-cell office:value-type="string" calcext:value-type="string">
            <text:p>[13,13,13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85</text:span><text:span text:style-name="T3">, </text:span><text:span text:style-name="T2">0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'neck'</text:p>
          </table:table-cell>
          <table:table-cell office:value-type="string" calcext:value-type="string">
            <text:p>[14,14,14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170</text:span><text:span text:style-name="T3">, </text:span><text:span text:style-name="T2">0</text:span><text:span text:style-name="T3">]</text:span>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'cloth'</text:p>
          </table:table-cell>
          <table:table-cell office:value-type="string" calcext:value-type="string">
            <text:p>[16,16,16]</text:p>
          </table:table-cell>
          <table:table-cell office:value-type="string" calcext:value-type="string">
            <text:p><text:span text:style-name="T1">[</text:span><text:span text:style-name="T2">85</text:span><text:span text:style-name="T3">, </text:span><text:span text:style-name="T2">255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'hair'</text:p>
          </table:table-cell>
          <table:table-cell office:value-type="string" calcext:value-type="string">
            <text:p>[17,17,17]</text:p>
          </table:table-cell>
          <table:table-cell office:value-type="string" calcext:value-type="string">
            <text:p><text:span text:style-name="T1">[</text:span><text:span text:style-name="T2">170</text:span><text:span text:style-name="T3">, </text:span><text:span text:style-name="T2">255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'hat’</text:p>
          </table:table-cell>
          <table:table-cell office:value-type="string" calcext:value-type="string">
            <text:p>[18,18,18]</text:p>
          </table:table-cell>
          <table:table-cell office:value-type="string" calcext:value-type="string">
            <text:p><text:span text:style-name="T1">[</text:span><text:span text:style-name="T2">255</text:span><text:span text:style-name="T3">, </text:span><text:span text:style-name="T2">0</text:span><text:span text:style-name="T3">, </text:span><text:span text:style-name="T2">255</text:span><text:span text:style-name="T3">]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16:10:10.430134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2:36:27.481635725</meta:creation-date>
    <dc:date>2020-07-15T17:50:11.144768524</dc:date>
    <meta:editing-duration>PT1H47M48S</meta:editing-duration>
    <meta:editing-cycles>4</meta:editing-cycles>
    <meta:generator>LibreOffice/6.0.7.3$Linux_X86_64 LibreOffice_project/00m0$Build-3</meta:generator>
    <meta:document-statistic meta:table-count="1" meta:cell-count="69" meta:object-count="0"/>
  </office:meta>
</office:document-meta>
</file>